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iberation Mono', Menlo, Courier, monospace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8b5" officeooo:paragraph-rsid="001b28b5"/>
    </style:style>
    <style:style style:name="P2" style:family="paragraph" style:parent-style-name="Standard">
      <style:text-properties officeooo:rsid="001dcca6" officeooo:paragraph-rsid="001ebd4a"/>
    </style:style>
    <style:style style:name="P3" style:family="paragraph" style:parent-style-name="Standard">
      <style:text-properties officeooo:rsid="001dcca6" officeooo:paragraph-rsid="002529e9"/>
    </style:style>
    <style:style style:name="P4" style:family="paragraph" style:parent-style-name="Standard">
      <style:text-properties officeooo:rsid="001ebd4a" officeooo:paragraph-rsid="001ebd4a"/>
    </style:style>
    <style:style style:name="P5" style:family="paragraph" style:parent-style-name="Standard">
      <style:text-properties officeooo:paragraph-rsid="001ebd4a"/>
    </style:style>
    <style:style style:name="P6" style:family="paragraph" style:parent-style-name="Standard">
      <style:text-properties officeooo:paragraph-rsid="0022d61e"/>
    </style:style>
    <style:style style:name="P7" style:family="paragraph" style:parent-style-name="Standard">
      <style:text-properties officeooo:paragraph-rsid="00230815"/>
    </style:style>
    <style:style style:name="P8" style:family="paragraph" style:parent-style-name="Standard">
      <style:text-properties officeooo:paragraph-rsid="0027edd6"/>
    </style:style>
    <style:style style:name="P9" style:family="paragraph" style:parent-style-name="Standard">
      <style:text-properties officeooo:paragraph-rsid="002c1ce7"/>
    </style:style>
    <style:style style:name="P10" style:family="paragraph" style:parent-style-name="Standard">
      <style:text-properties officeooo:paragraph-rsid="002f7245"/>
    </style:style>
    <style:style style:name="P11" style:family="paragraph" style:parent-style-name="Standard">
      <style:text-properties officeooo:paragraph-rsid="003134b0"/>
    </style:style>
    <style:style style:name="P12" style:family="paragraph" style:parent-style-name="Standard">
      <style:text-properties officeooo:paragraph-rsid="0034312a"/>
    </style:style>
    <style:style style:name="P13" style:family="paragraph" style:parent-style-name="Standard">
      <style:text-properties officeooo:paragraph-rsid="0034e036"/>
    </style:style>
    <style:style style:name="P14" style:family="paragraph" style:parent-style-name="Standard">
      <style:text-properties officeooo:paragraph-rsid="00364a76"/>
    </style:style>
    <style:style style:name="P15" style:family="paragraph" style:parent-style-name="Standard">
      <style:text-properties officeooo:paragraph-rsid="00389d77"/>
    </style:style>
    <style:style style:name="P16" style:family="paragraph" style:parent-style-name="Preformatted_20_Text">
      <style:text-properties officeooo:rsid="001b28b5" officeooo:paragraph-rsid="001b28b5"/>
    </style:style>
    <style:style style:name="P17" style:family="paragraph" style:parent-style-name="Preformatted_20_Text">
      <style:text-properties officeooo:rsid="001b28b5" officeooo:paragraph-rsid="001cfee2"/>
    </style:style>
    <style:style style:name="P18" style:family="paragraph" style:parent-style-name="Standard">
      <style:text-properties officeooo:paragraph-rsid="0038f668"/>
    </style:style>
    <style:style style:name="P19" style:family="paragraph" style:parent-style-name="Standard">
      <style:text-properties officeooo:paragraph-rsid="003fcdc7"/>
    </style:style>
    <style:style style:name="P20" style:family="paragraph" style:parent-style-name="Preformatted_20_Text">
      <style:text-properties officeooo:paragraph-rsid="003cbf12"/>
    </style:style>
    <style:style style:name="T1" style:family="text">
      <style:text-properties officeooo:rsid="001cfee2"/>
    </style:style>
    <style:style style:name="T2" style:family="text">
      <style:text-properties officeooo:rsid="001dcca6"/>
    </style:style>
    <style:style style:name="T3" style:family="text">
      <style:text-properties officeooo:rsid="001b28b5"/>
    </style:style>
    <style:style style:name="T4" style:family="text">
      <style:text-properties officeooo:rsid="00205d35"/>
    </style:style>
    <style:style style:name="T5" style:family="text">
      <style:text-properties officeooo:rsid="00210f1e"/>
    </style:style>
    <style:style style:name="T6" style:family="text">
      <style:text-properties officeooo:rsid="00230815"/>
    </style:style>
    <style:style style:name="T7" style:family="text">
      <style:text-properties officeooo:rsid="0026f3e0"/>
    </style:style>
    <style:style style:name="T8" style:family="text">
      <style:text-properties officeooo:rsid="0027edd6"/>
    </style:style>
    <style:style style:name="T9" style:family="text">
      <style:text-properties officeooo:rsid="002c1ce7"/>
    </style:style>
    <style:style style:name="T10" style:family="text">
      <style:text-properties officeooo:rsid="002f7245"/>
    </style:style>
    <style:style style:name="T11" style:family="text">
      <style:text-properties officeooo:rsid="003134b0"/>
    </style:style>
    <style:style style:name="T12" style:family="text">
      <style:text-properties officeooo:rsid="0034312a"/>
    </style:style>
    <style:style style:name="T13" style:family="text">
      <style:text-properties officeooo:rsid="0034e036"/>
    </style:style>
    <style:style style:name="T14" style:family="text">
      <style:text-properties officeooo:rsid="00364a76"/>
    </style:style>
    <style:style style:name="T15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16" style:family="text">
      <style:text-properties fo:font-variant="normal" fo:text-transform="none" fo:color="#111111" style:font-name="Consolas" fo:font-size="9.75pt" fo:letter-spacing="normal" fo:font-style="normal" fo:font-weight="normal" officeooo:rsid="00389d77"/>
    </style:style>
    <style:style style:name="T17" style:family="text">
      <style:text-properties fo:font-variant="normal" fo:text-transform="none" fo:color="#111111" style:font-name="Consolas" fo:font-size="9.75pt" fo:letter-spacing="normal" fo:font-style="normal" fo:font-weight="normal" officeooo:rsid="0038f668"/>
    </style:style>
    <style:style style:name="T18" style:family="text">
      <style:text-properties fo:font-variant="normal" fo:text-transform="none" fo:color="#111111" style:font-name="Consolas" fo:font-size="9.75pt" fo:letter-spacing="normal" fo:font-style="normal" fo:font-weight="normal" officeooo:rsid="003e2740"/>
    </style:style>
    <style:style style:name="T19" style:family="text">
      <style:text-properties fo:font-variant="normal" fo:text-transform="none" fo:color="#111111" style:font-name="Consolas" fo:font-size="9.75pt" fo:letter-spacing="normal" fo:font-style="normal" fo:font-weight="normal" officeooo:rsid="003fcdc7"/>
    </style:style>
    <style:style style:name="T20" style:family="text">
      <style:text-properties fo:font-variant="normal" fo:text-transform="none" fo:color="#333333" style:font-name="Consolas1" fo:font-size="9.75pt" fo:letter-spacing="normal" fo:font-style="normal" fo:font-weight="normal" officeooo:rsid="0038f668"/>
    </style:style>
    <style:style style:name="T21" style:family="text">
      <style:text-properties fo:font-variant="normal" fo:text-transform="none" fo:color="#333333" style:font-name="Consolas1" fo:font-size="9.75pt" fo:letter-spacing="normal" fo:font-style="normal" fo:font-weight="normal" officeooo:rsid="003ac32a"/>
    </style:style>
    <style:style style:name="T22" style:family="text">
      <style:text-properties fo:font-variant="normal" fo:text-transform="none" fo:color="#333333" style:font-name="Consolas1" fo:font-size="9.75pt" fo:letter-spacing="normal" fo:font-style="normal" fo:font-weight="normal" officeooo:rsid="003cbf12"/>
    </style:style>
    <style:style style:name="T23" style:family="text">
      <style:text-properties fo:font-variant="normal" fo:text-transform="none" fo:color="#333333" style:font-name="Consolas1" fo:font-size="9.75pt" fo:letter-spacing="normal" fo:font-style="normal" fo:font-weight="normal" officeooo:rsid="003e27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run -i -t -v ~/Downloads:/mnt beevaenriqueotero/docker-neuraltalk2 /bin/bash</text:p>
      <text:p text:style-name="P16"/>
      <text:p text:style-name="P16">th eval.lua -gpuid -1 -model /mnt/model_id1-501-1448236541.t7_cpu.t7 -image_folder /mnt/Images -num_images 10</text:p>
      <text:p text:style-name="P16"/>
      <text:p text:style-name="P17">th eval.lua -gpuid -1 -model <text:span text:style-name="T1">~/Downloads</text:span>/model_id1-501-1448236541.t7_cpu.t7 -image_folder <text:span text:style-name="T1">~/Downloads</text:span>/Images -num_images 10</text:p>
      <text:p text:style-name="P1"/>
      <text:p text:style-name="P1"/>
      <text:p text:style-name="P4">jacopofar:</text:p>
      <text:p text:style-name="P4"/>
      <text:p text:style-name="P2">th eval.lua -gpuid -1 -model /mounted/<text:span text:style-name="T3">model_id1-501-1448236541.t7_cpu.t7</text:span> -image_folder /mounted/Images -num_images -<text:span text:style-name="T7">1</text:span></text:p>
      <text:p text:style-name="P2"/>
      <text:p text:style-name="P3">docker run -it --name neuraltalk2-web -<text:span text:style-name="Source_20_Text">p 5000:5000 -</text:span>v /<text:span text:style-name="Source_20_Text">home/zgleit/Downloads</text:span>:/mounted jacopofar/neuraltalk2-web:latest bash</text:p>
      <text:p text:style-name="P2"/>
      <text:p text:style-name="P5"><text:span text:style-name="Source_20_Text"><text:span text:style-name="T2">docker run --name neuraltalk2-web -p 5000:5000 -v /home/zgleit/Downloads:/mounted </text:span></text:span><text:span text:style-name="Source_20_Text">-e "modelPath=/mounted/</text:span><text:span text:style-name="Source_20_Text"><text:span text:style-name="T3">model_id1-501-1448236541.t7_cpu.t7</text:span></text:span><text:span text:style-name="Source_20_Text">"</text:span><text:span text:style-name="Source_20_Text"><text:span text:style-name="T2"> jacopofar/neuraltalk2-web:latest</text:span></text:span></text:p>
      <text:p text:style-name="P5"><text:span text:style-name="Source_20_Text"/></text:p>
      <text:p text:style-name="P12"><text:span text:style-name="Source_20_Text"><text:span text:style-name="T12">docker run --name neuraltalk2-web -i -t -p 5000:5000 -v /home/zgleit/Downloads:/mounted -e "modelPath=/mounted/model_id1-501-1448236541.t7_cpu.t7" jacopofar/neuraltalk2-web:latest bash</text:span></text:span></text:p>
      <text:p text:style-name="P5"/>
      <text:p text:style-name="P6"><text:span text:style-name="Source_20_Text">curl -X POST -H "Content-Type: application/json" -d '{"</text:span><text:span text:style-name="Source_20_Text"><text:span text:style-name="T4">url</text:span></text:span><text:span text:style-name="Source_20_Text">":"</text:span><text:span text:style-name="Source_20_Text"><text:span text:style-name="T5">https://goo.gl/photos/LmYbrJPNWT6gjjFfA</text:span></text:span><text:span text:style-name="Source_20_Text">"}' 'http://localhost:5000/add</text:span><text:span text:style-name="Source_20_Text"><text:span text:style-name="T4">URL</text:span></text:span><text:span text:style-name="Source_20_Text">'</text:span></text:p>
      <text:p text:style-name="P6"><text:span text:style-name="Source_20_Text"/></text:p>
      <text:p text:style-name="P7"><text:span text:style-name="Source_20_Text"><text:span text:style-name="T6">curl -X POST -F file=@/home/zgleit/Downloads/OtherImages/img1.jpg http://localhost:5000/upload</text:span></text:span></text:p>
      <text:p text:style-name="P7"><text:span text:style-name="Source_20_Text"/></text:p>
      <text:p text:style-name="P7"><text:span text:style-name="Source_20_Text">curl '</text:span><text:a xlink:type="simple" xlink:href="http://localhost:5000/caption/c50e317a0869a999d562772dcfdedbbb17c0d2094fa4f99717ed99d8c29b6d7f" text:style-name="Internet_20_link" text:visited-style-name="Visited_20_Internet_20_Link"><text:span text:style-name="Source_20_Text">http://localhost:5000/caption/</text:span></text:a><text:a xlink:type="simple" xlink:href="http://localhost:5000/caption/c50e317a0869a999d562772dcfdedbbb17c0d2094fa4f99717ed99d8c29b6d7f" text:style-name="Internet_20_link" text:visited-style-name="Visited_20_Internet_20_Link"><text:span text:style-name="Source_20_Text"><text:span text:style-name="T6">c50e317a0869a999d562772dcfdedbbb17c0d2094fa4f99717ed99d8c29b6d7f</text:span></text:span></text:a><text:span text:style-name="Source_20_Text">'</text:span></text:p>
      <text:p text:style-name="P7"><text:span text:style-name="Source_20_Text"/></text:p>
      <text:p text:style-name="P11"><text:span text:style-name="Source_20_Text"><text:span text:style-name="T11">curl -X POST -F image=@/home/zgleit/Downloads/OtherImages/img1.jpg http://localhost:5000/upload</text:span></text:span></text:p>
      <text:p text:style-name="P7"><text:span text:style-name="Source_20_Text"/></text:p>
      <text:p text:style-name="P7"><text:span text:style-name="Source_20_Text"/></text:p>
      <text:p text:style-name="P8"><text:span text:style-name="Source_20_Text"><text:span text:style-name="T8">node /webapp/index.js &amp;</text:span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10"><text:span text:style-name="Source_20_Text"><text:span text:style-name="T10">xhost +</text:span></text:span></text:p>
      <text:p text:style-name="P8"><text:span text:style-name="Source_20_Text"/></text:p>
      <text:p text:style-name="P9"><text:span text:style-name="Source_20_Text"><text:span text:style-name="T9">docker run -ti --rm -e DISPLAY=$DISPLAY --privileged -v /dev/bus/usb:/dev/bus/usb -v /home/zgleit/AndroidStudioProjects:/data -v /tmp/.X11-unix:/tmp/.X11-unix kelvinlawson/android-studio</text:span></text:span></text:p>
      <text:p text:style-name="P9"><text:span text:style-name="Source_20_Text"/></text:p>
      <text:p text:style-name="P9"><text:soft-page-break/><text:span text:style-name="Source_20_Text"/></text:p>
      <text:p text:style-name="P9"><text:span text:style-name="Source_20_Text"/></text:p>
      <text:p text:style-name="P13"><text:span text:style-name="Source_20_Text"><text:span text:style-name="T13">npm install</text:span></text:span></text:p>
      <text:p text:style-name="P14"><text:span text:style-name="Source_20_Text"/></text:p>
      <text:p text:style-name="P14"><text:span text:style-name="Source_20_Text"><text:span text:style-name="T14">package.json, index.js, routes.js, eval.lua, DataLoaderRaw.lua</text:span></text:span></text:p>
      <text:p text:style-name="P14"><text:span text:style-name="Source_20_Text"/></text:p>
      <text:p text:style-name="P9"><text:span text:style-name="Source_20_Text"/></text:p>
      <text:p text:style-name="P9"><text:span text:style-name="Source_20_Text"><text:span text:style-name="T15">sudo dd if=/dev/sdb of=~/USB_image</text:span></text:span></text:p>
      <text:p text:style-name="P9"><text:span text:style-name="Source_20_Text"><text:span text:style-name="T15"/></text:span></text:p>
      <text:p text:style-name="P9"><text:span text:style-name="Source_20_Text"><text:span text:style-name="T15"/></text:span></text:p>
      <text:p text:style-name="P15"><text:span text:style-name="Source_20_Text"><text:span text:style-name="T16">bf6f175238e6aaada869a037f88fbb5f</text:span></text:span></text:p>
      <text:p text:style-name="P15"><text:span text:style-name="Source_20_Text"><text:span text:style-name="T16"/></text:span></text:p>
      <text:p text:style-name="P18"><text:span text:style-name="Source_20_Text"><text:span text:style-name="T17">docker run --name neuraltalk2-web -i -t -p 5000:5000 -v /home/vibaroo/App/mounted:/mounted -v /home/vibaroo/App/neuraltalk2:/neuraltalk2 -v /home/vibaroo/App/webapp:/webapp -v /home/vibaroo/App/tmp:/tmp -e "modelPath=/mounted/model_id1-501-1448236541.t7_cpu.t7" jacopofar/neuraltalk2-web:latest bash</text:span></text:span></text:p>
      <text:p text:style-name="P18"><text:span text:style-name="Source_20_Text"><text:span text:style-name="T17"/></text:span></text:p>
      <text:p text:style-name="P20"><text:span text:style-name="Source_20_Text"><text:span text:style-name="T20">python </text:span></text:span><text:span text:style-name="Source_20_Text"><text:span text:style-name="T22">/neuraltalk2/</text:span></text:span><text:span text:style-name="Source_20_Text"><text:span text:style-name="T20">prepro.py --input_json </text:span></text:span><text:span text:style-name="Source_20_Text"><text:span text:style-name="T21">/tmp/working/</text:span></text:span><text:span text:style-name="Source_20_Text"><text:span text:style-name="T20">raw.json --num_val 0 --num_test 0 --word_count_threshold 5 --output_json /</text:span></text:span><text:span text:style-name="Source_20_Text"><text:span text:style-name="T21">tmp/working/ou</text:span></text:span><text:span text:style-name="Source_20_Text"><text:span text:style-name="T23">t</text:span></text:span><text:span text:style-name="Source_20_Text"><text:span text:style-name="T21">put</text:span></text:span><text:span text:style-name="Source_20_Text"><text:span text:style-name="T20">.json --output_h5 /</text:span></text:span><text:span text:style-name="Source_20_Text"><text:span text:style-name="T21">tmp/working</text:span></text:span><text:span text:style-name="Source_20_Text"><text:span text:style-name="T20">/</text:span></text:span><text:span text:style-name="Source_20_Text"><text:span text:style-name="T21">output</text:span></text:span><text:span text:style-name="Source_20_Text"><text:span text:style-name="T20">.h5</text:span></text:span></text:p>
      <text:p text:style-name="P18"><text:span text:style-name="Source_20_Text"><text:span text:style-name="T17"/></text:span></text:p>
      <text:p text:style-name="P19"><text:span text:style-name="Source_20_Text"><text:span text:style-name="T18">th train.lua </text:span></text:span><text:span text:style-name="Source_20_Text"><text:span text:style-name="T17">-</text:span></text:span><text:span text:style-name="Source_20_Text"><text:span text:style-name="T18">input_h5 /tmp/working/output.h5 -input_json /tmp/working/output.json -checkpoint_path /tmp/working/checkpoints -</text:span></text:span><text:span text:style-name="Source_20_Text"><text:span text:style-name="T19">start_from /mounted/model_id1-501-1448236541.t7_cpu.t7 </text:span></text:span><text:span text:style-name="Source_20_Text"><text:span text:style-name="T18">-</text:span></text:span><text:span text:style-name="Source_20_Text"><text:span text:style-name="T19">gpuid -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iberation Mono', Menlo, Courier, monospace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4:23:58.415115728</meta:creation-date>
    <dc:date>2016-02-08T23:22:20.109080686</dc:date>
    <meta:editing-duration>P2DT1H51M49S</meta:editing-duration>
    <meta:editing-cycles>17</meta:editing-cycles>
    <meta:generator>LibreOffice/4.4.6.3$Linux_X86_64 LibreOffice_project/40m0$Build-3</meta:generator>
    <meta:document-statistic meta:table-count="0" meta:image-count="0" meta:object-count="0" meta:page-count="2" meta:paragraph-count="22" meta:word-count="187" meta:character-count="2378" meta:non-whitespace-character-count="2225"/>
  </office:meta>
</office:document-meta>
</file>